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b57" officeooo:paragraph-rsid="00008b57"/>
    </style:style>
    <style:style style:name="P2" style:family="paragraph" style:parent-style-name="Standard">
      <style:text-properties fo:font-weight="normal" officeooo:rsid="00013bd0" officeooo:paragraph-rsid="00013bd0" style:font-weight-asian="normal" style:font-weight-complex="normal"/>
    </style:style>
    <style:style style:name="P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13bd0" officeooo:paragraph-rsid="00013bd0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478f3" officeooo:paragraph-rsid="000478f3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5f2c0" officeooo:paragraph-rsid="0005f2c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8158a" officeooo:paragraph-rsid="0008158a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d2f40" officeooo:paragraph-rsid="000d2f40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44136" officeooo:paragraph-rsid="00144136" style:font-weight-asian="normal" style:font-weight-complex="normal"/>
    </style:style>
    <style:style style:name="P9" style:family="paragraph" style:parent-style-name="Standard">
      <style:text-properties fo:font-style="normal" fo:font-weight="normal" officeooo:rsid="00013bd0" officeooo:paragraph-rsid="00013bd0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041f35" officeooo:paragraph-rsid="00041f35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bold" officeooo:rsid="00041f35" officeooo:paragraph-rsid="00041f35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text-underline-style="none" fo:font-weight="normal" officeooo:rsid="00041f35" officeooo:paragraph-rsid="00041f3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0478f3" officeooo:paragraph-rsid="000478f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068b79" officeooo:paragraph-rsid="0005f2c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0b504e" officeooo:paragraph-rsid="0008158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10578e" officeooo:paragraph-rsid="000d2f4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14143b" officeooo:paragraph-rsid="0012ea4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bold" officeooo:rsid="000478f3" officeooo:paragraph-rsid="000478f3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break-before="page"/>
      <style:text-properties fo:font-style="normal" style:text-underline-style="none" fo:font-weight="bold" officeooo:rsid="0014cff5" officeooo:paragraph-rsid="0014cff5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text-underline-style="none" fo:font-weight="normal" officeooo:rsid="0012ea4a" officeooo:paragraph-rsid="0016ea4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8d4dd" officeooo:paragraph-rsid="0018d4dd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5f2c0" style:font-style-asian="normal" style:font-style-complex="normal"/>
    </style:style>
    <style:style style:name="T4" style:family="text">
      <style:text-properties fo:font-style="normal" officeooo:rsid="00064fd0" style:font-style-asian="normal" style:font-style-complex="normal"/>
    </style:style>
    <style:style style:name="T5" style:family="text">
      <style:text-properties fo:font-style="normal" officeooo:rsid="00068b79" style:font-style-asian="normal" style:font-style-complex="normal"/>
    </style:style>
    <style:style style:name="T6" style:family="text">
      <style:text-properties fo:font-style="normal" officeooo:rsid="0009a451" style:font-style-asian="normal" style:font-style-complex="normal"/>
    </style:style>
    <style:style style:name="T7" style:family="text">
      <style:text-properties fo:font-style="normal" officeooo:rsid="000b504e" style:font-style-asian="normal" style:font-style-complex="normal"/>
    </style:style>
    <style:style style:name="T8" style:family="text">
      <style:text-properties fo:font-style="normal" officeooo:rsid="0014143b" style:font-style-asian="normal" style:font-style-complex="normal"/>
    </style:style>
    <style:style style:name="T9" style:family="text">
      <style:text-properties fo:font-style="normal" officeooo:rsid="0016a0a2" style:font-style-asian="normal" style:font-style-complex="normal"/>
    </style:style>
    <style:style style:name="T10" style:family="text">
      <style:text-properties fo:font-style="normal" officeooo:rsid="0016ea49" style:font-style-asian="normal" style:font-style-complex="normal"/>
    </style:style>
    <style:style style:name="T11" style:family="text">
      <style:text-properties fo:font-style="normal" officeooo:rsid="0017d7fe" style:font-style-asian="normal" style:font-style-complex="normal"/>
    </style:style>
    <style:style style:name="T12" style:family="text">
      <style:text-properties fo:font-style="normal" officeooo:rsid="00182ba4" style:font-style-asian="normal" style:font-style-complex="normal"/>
    </style:style>
    <style:style style:name="T13" style:family="text">
      <style:text-properties fo:font-style="normal" officeooo:rsid="001a530e" style:font-style-asian="normal" style:font-style-complex="normal"/>
    </style:style>
    <style:style style:name="T14" style:family="text">
      <style:text-properties fo:font-style="normal" officeooo:rsid="001af51b" style:font-style-asian="normal" style:font-style-complex="normal"/>
    </style:style>
    <style:style style:name="T15" style:family="text">
      <style:text-properties fo:font-style="normal" officeooo:rsid="001cd787" style:font-style-asian="normal" style:font-style-complex="normal"/>
    </style:style>
    <style:style style:name="T16" style:family="text">
      <style:text-properties officeooo:rsid="0002dc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 different things</text:p>
      <text:p text:style-name="P1"/>
      <text:p text:style-name="P1">Have a proper break</text:p>
      <text:p text:style-name="P3">Follow Your Own Path</text:p>
      <text:p text:style-name="P2"/>
      <text:p text:style-name="P2">[Image of Vagabond]</text:p>
      <text:p text:style-name="P2"/>
      <text:p text:style-name="P2">Stop comparing yourself to others.</text:p>
      <text:p text:style-name="P2"/>
      <text:p text:style-name="P2">The more you compare yourself to others, that you watch <text:span text:style-name="T16">influencers, </text:span>the more you lose your sense of <text:span text:style-name="T1">self.</text:span></text:p>
      <text:p text:style-name="P9"/>
      <text:p text:style-name="P9"/>
      <text:p text:style-name="P10">A Letter To Myself</text:p>
      <text:p text:style-name="P11"/>
      <text:p text:style-name="P12">I </text:p>
      <text:p text:style-name="P19">Laziness is a Tool</text:p>
      <text:p text:style-name="P18"/>
      <text:p text:style-name="P4"><text:span text:style-name="T2">One thing that’s constantly on my mind is “Why am I so lazy? Why don’t I </text:span><text:span text:style-name="T3">feel like</text:span><text:span text:style-name="T2"> do</text:span><text:span text:style-name="T3">ing</text:span><text:span text:style-name="T2"> this simple task even though I would simply benefit?”</text:span></text:p>
      <text:p text:style-name="P13"/>
      <text:p text:style-name="P5"><text:span text:style-name="T2">One answer that I’ve thought of is “Because it encourages us to be efficient in how we approach the problem”. </text:span><text:span text:style-name="T4">From this perspective, you could consider the lazy voice inside of you as a source of pragmatism, so that you don’t spend all your days going after one goal. </text:span><text:span text:style-name="T5">Which is a really positive shift of perspective!</text:span></text:p>
      <text:p text:style-name="P14"/>
      <text:p text:style-name="P6"><text:span text:style-name="T5">O</text:span><text:span text:style-name="T2">n an aside, it’s interesting to think of how the language we use influences us. I wouldn’t call someone that’s a good-for-nothing “pragmatic”, but if we’re trying our hardest, </text:span><text:span text:style-name="T6">and</text:span><text:span text:style-name="T2"> yet find</text:span><text:span text:style-name="T6">ing</text:span><text:span text:style-name="T2"> limits </text:span><text:span text:style-name="T6">to</text:span><text:span text:style-name="T2"> what our mind is OK with spending time on, maybe we shouldn’t call that ‘laziness’, but something like ‘pragmatic’! </text:span><text:span text:style-name="T7">Maybe it’s a good thing that our mind pushes us to consider “Maybe there’s a better use of my time”.</text:span></text:p>
      <text:p text:style-name="P15"/>
      <text:p text:style-name="P7"><text:span text:style-name="T7">T</text:span><text:span text:style-name="T2">hough, I guess I wouldn’t go so far as to say watching Netflix is objectively good for you, which a lot of people do. </text:span><text:span text:style-name="T9">But it makes sense that as organisms we don’t want to pursue something if we already feel secure enough. Perhaps a lot of it is how our environment influences us, or habit. I don’t really know.</text:span></text:p>
      <text:p text:style-name="P16"/>
      <text:p text:style-name="P20"><text:span text:style-name="T2">Either way, </text:span><text:span text:style-name="T10">I’ve found that asking myself “What’s the easiest way of doing this” actually helps me to achieve goals while deal</text:span><text:span text:style-name="T14">ing</text:span><text:span text:style-name="T10"> with this feeling of laziness. I realised that at times I’d been stubbornly thinking that I’m simply lazy for dreading doing a task, when in reality it was my body telling me “Hey, maybe you could do this task in a </text:span><text:span text:style-name="T12">more efficient</text:span><text:span text:style-name="T10"> way” rather than it being </text:span><text:span text:style-name="T11">something like </text:span><text:span text:style-name="T10">divine retribution for my hubris.</text:span></text:p>
      <text:p text:style-name="P20"><text:span text:style-name="T2"/></text:p>
      <text:p text:style-name="P21"><text:span text:style-name="T8">I</text:span><text:span text:style-name="T2">f you’re feeling lazy, consider if what you’re doing is really worth your time. </text:span><text:span text:style-name="T15">Use your laziness as a tool to help yourself stay efficient.</text:span></text:p>
      <text:p text:style-name="P17"/>
      <text:p text:style-name="P8"><text:span text:style-name="T8">2</text:span><text:span text:style-name="T2">023/08/2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4:22:31.953039424</meta:creation-date>
    <dc:date>2023-08-23T15:41:09.648719468</dc:date>
    <meta:editing-duration>PT2H50M14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4" meta:paragraph-count="16" meta:word-count="368" meta:character-count="2030" meta:non-whitespace-character-count="1677"/>
  </office:meta>
</office:document-meta>
</file>